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cord</text:p>
      <text:p text:style-name="P4"/>
      <text:p text:style-name="P1"/>
      <text:p text:style-name="P3">Subject:<text:span text:style-name="T1"> [SUBJECT]</text:span></text:p>
      <text:p text:style-name="P3"/>
      <text:p text:style-name="P3">Date: <text:span text:style-name="T1">[DATE]</text:span></text:p>
      <text:p text:style-name="P3"/>
      <text:p text:style-name="P3">Hosted by:<text:span text:style-name="T1"> [HOSTED_BY]</text:span></text:p>
      <text:p text:style-name="P3"/>
      <text:p text:style-name="P3">Attendances: <text:span text:style-name="T1">[ATTENDANCES]</text:span></text:p>
      <text:p text:style-name="P3"/>
      <text:p text:style-name="P3">The following topics and task we're discussed:</text:p>
      <text:p text:style-name="P2"/>
      <text:p text:style-name="P2">[TOPICS_AND_TASK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hit Bengali" svg:font-family="'Lohit Bengali'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Chicória</meta:initial-creator>
    <meta:creation-date>2011-12-09T22:41:01</meta:creation-date>
    <dc:date>2011-12-09T23:24:20</dc:date>
    <dc:creator>Rui Chicória</dc:creator>
    <meta:editing-duration>PT43M21S</meta:editing-duration>
    <meta:editing-cycles>3</meta:editing-cycles>
    <meta:generator>LibreOffice/3.4$Unix LibreOffice_project/340m1$Build-302</meta:generator>
    <meta:document-statistic meta:table-count="0" meta:image-count="0" meta:object-count="0" meta:page-count="1" meta:paragraph-count="7" meta:word-count="18" meta:character-count="148" meta:non-whitespace-character-count="137"/>
  </office:meta>
</office:document-meta>
</file>